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/>
  <office:automatic-styles/>
  <office:body>
    <office:spreadsheet>
      <table:table table:name="Sheet 0" table:print="false">
        <table:table-row>
          <table:table-cell office:value-type="string" office:value="Year (Col.1)">
            <text:p>Year (Col.1)</text:p>
          </table:table-cell>
          <table:table-cell office:value-type="string" office:value="Geographical Area (Col.2)">
            <text:p>Geographical Area (Col.2)</text:p>
          </table:table-cell>
          <table:table-cell office:value-type="string" office:value="Reporting area for Land utilisation statistics (Col.3 = Col.4+Col.7+ Col.11+Col.14+Col.15)">
            <text:p>Reporting area for Land utilisation statistics (Col.3 = Col.4+Col.7+ Col.11+Col.14+Col.15)</text:p>
          </table:table-cell>
          <table:table-cell office:value-type="string" office:value="Forests (Col.4)">
            <text:p>Forests (Col.4)</text:p>
          </table:table-cell>
          <table:table-cell office:value-type="string" office:value="Not available for cultivation - Area under non-agricultural uses (Col.5)">
            <text:p>Not available for cultivation - Area under non-agricultural uses (Col.5)</text:p>
          </table:table-cell>
          <table:table-cell office:value-type="string" office:value="Not available for cultivation - Barren and unculturable Land (Col.6)">
            <text:p>Not available for cultivation - Barren and unculturable Land (Col.6)</text:p>
          </table:table-cell>
          <table:table-cell office:value-type="string" office:value="Not available for cultivation - Total (Col.7 = Col.5+Col.6)">
            <text:p>Not available for cultivation - Total (Col.7 = Col.5+Col.6)</text:p>
          </table:table-cell>
          <table:table-cell office:value-type="string" office:value="Other uncultivated Land excluding Fallow Land - Permanent pastures &amp; other Grazing Lands (Col.8)">
            <text:p>Other uncultivated Land excluding Fallow Land - Permanent pastures &amp; other Grazing Lands (Col.8)</text:p>
          </table:table-cell>
          <table:table-cell office:value-type="string" office:value="Other uncultivated Land excluding Fallow Land - Land under Misc. tree crops &amp; groves (not incl. in net area sown) (Col.9)">
            <text:p>Other uncultivated Land excluding Fallow Land - Land under Misc. tree crops &amp; groves (not incl. in net area sown) (Col.9)</text:p>
          </table:table-cell>
          <table:table-cell office:value-type="string" office:value="Other uncultivated Land excluding Fallow Land - Culturable waste Land (Col.10)">
            <text:p>Other uncultivated Land excluding Fallow Land - Culturable waste Land (Col.10)</text:p>
          </table:table-cell>
          <table:table-cell office:value-type="string" office:value="Other uncultivated Land excluding Fallow Land - Total (Col.11 = Col.8 to Col.10)">
            <text:p>Other uncultivated Land excluding Fallow Land - Total (Col.11 = Col.8 to Col.10)</text:p>
          </table:table-cell>
          <table:table-cell office:value-type="string" office:value="Fallow Lands - Fallow Lands other than current fallows (Col.12)">
            <text:p>Fallow Lands - Fallow Lands other than current fallows (Col.12)</text:p>
          </table:table-cell>
          <table:table-cell office:value-type="string" office:value="Fallow Lands - Current fallows (Col.13)">
            <text:p>Fallow Lands - Current fallows (Col.13)</text:p>
          </table:table-cell>
          <table:table-cell office:value-type="string" office:value="Fallow Lands - Total Col.14 = (Col.12+Col.13)">
            <text:p>Fallow Lands - Total Col.14 = (Col.12+Col.13)</text:p>
          </table:table-cell>
          <table:table-cell office:value-type="string" office:value="Net area Sown (Col.15)">
            <text:p>Net area Sown (Col.15)</text:p>
          </table:table-cell>
          <table:table-cell office:value-type="string" office:value="Total cropped area (Col.16)">
            <text:p>Total cropped area (Col.16)</text:p>
          </table:table-cell>
          <table:table-cell office:value-type="string" office:value="Area sown more than once (Col.17 = Col.16-Col.15)">
            <text:p>Area sown more than once (Col.17 = Col.16-Col.15)</text:p>
          </table:table-cell>
          <table:table-cell office:value-type="string" office:value="Agricultural Land/Cultivable Land/Culturable Land/Arable Land (Col.18 = Col.9+Col.10+Col.14+Col.15)">
            <text:p>Agricultural Land/Cultivable Land/Culturable Land/Arable Land (Col.18 = Col.9+Col.10+Col.14+Col.15)</text:p>
          </table:table-cell>
          <table:table-cell office:value-type="string" office:value="Cultivated Land (Col.19 = Col.13+Col.15)">
            <text:p>Cultivated Land (Col.19 = Col.13+Col.15)</text:p>
          </table:table-cell>
          <table:table-cell office:value-type="string" office:value="Cropping Intensity (Col.20 = % of Col.16 over Col.15)">
            <text:p>Cropping Intensity (Col.20 = % of Col.16 over Col.15)</text:p>
          </table:table-cell>
        </table:table-row>
        <table:table-row>
          <table:table-cell office:value-type="string" office:value="2000-01">
            <text:p>2000-01</text:p>
          </table:table-cell>
          <table:table-cell office:value-type="string" office:value="328726">
            <text:p>328726</text:p>
          </table:table-cell>
          <table:table-cell office:value-type="string" office:value="305195">
            <text:p>305195</text:p>
          </table:table-cell>
          <table:table-cell office:value-type="string" office:value="69843">
            <text:p>69843</text:p>
          </table:table-cell>
          <table:table-cell office:value-type="string" office:value="23752">
            <text:p>23752</text:p>
          </table:table-cell>
          <table:table-cell office:value-type="string" office:value="17483">
            <text:p>17483</text:p>
          </table:table-cell>
          <table:table-cell office:value-type="string" office:value="41235">
            <text:p>41235</text:p>
          </table:table-cell>
          <table:table-cell office:value-type="string" office:value="10662">
            <text:p>10662</text:p>
          </table:table-cell>
          <table:table-cell office:value-type="string" office:value="3445">
            <text:p>3445</text:p>
          </table:table-cell>
          <table:table-cell office:value-type="string" office:value="13631">
            <text:p>13631</text:p>
          </table:table-cell>
          <table:table-cell office:value-type="string" office:value="27737">
            <text:p>27737</text:p>
          </table:table-cell>
          <table:table-cell office:value-type="string" office:value="10267">
            <text:p>10267</text:p>
          </table:table-cell>
          <table:table-cell office:value-type="string" office:value="14777">
            <text:p>14777</text:p>
          </table:table-cell>
          <table:table-cell office:value-type="string" office:value="25044">
            <text:p>25044</text:p>
          </table:table-cell>
          <table:table-cell office:value-type="string" office:value="141336">
            <text:p>141336</text:p>
          </table:table-cell>
          <table:table-cell office:value-type="string" office:value="185340">
            <text:p>185340</text:p>
          </table:table-cell>
          <table:table-cell office:value-type="string" office:value="44005">
            <text:p>44005</text:p>
          </table:table-cell>
          <table:table-cell office:value-type="string" office:value="183455">
            <text:p>183455</text:p>
          </table:table-cell>
          <table:table-cell office:value-type="string" office:value="156113">
            <text:p>156113</text:p>
          </table:table-cell>
          <table:table-cell office:value-type="string" office:value="131.1">
            <text:p>131.1</text:p>
          </table:table-cell>
        </table:table-row>
        <table:table-row>
          <table:table-cell office:value-type="string" office:value="2001-02">
            <text:p>2001-02</text:p>
          </table:table-cell>
          <table:table-cell office:value-type="string" office:value="328726">
            <text:p>328726</text:p>
          </table:table-cell>
          <table:table-cell office:value-type="string" office:value="305127">
            <text:p>305127</text:p>
          </table:table-cell>
          <table:table-cell office:value-type="string" office:value="69720">
            <text:p>69720</text:p>
          </table:table-cell>
          <table:table-cell office:value-type="string" office:value="23914">
            <text:p>23914</text:p>
          </table:table-cell>
          <table:table-cell office:value-type="string" office:value="17414">
            <text:p>17414</text:p>
          </table:table-cell>
          <table:table-cell office:value-type="string" office:value="41328">
            <text:p>41328</text:p>
          </table:table-cell>
          <table:table-cell office:value-type="string" office:value="10528">
            <text:p>10528</text:p>
          </table:table-cell>
          <table:table-cell office:value-type="string" office:value="3442">
            <text:p>3442</text:p>
          </table:table-cell>
          <table:table-cell office:value-type="string" office:value="13520">
            <text:p>13520</text:p>
          </table:table-cell>
          <table:table-cell office:value-type="string" office:value="27489">
            <text:p>27489</text:p>
          </table:table-cell>
          <table:table-cell office:value-type="string" office:value="10513">
            <text:p>10513</text:p>
          </table:table-cell>
          <table:table-cell office:value-type="string" office:value="15343">
            <text:p>15343</text:p>
          </table:table-cell>
          <table:table-cell office:value-type="string" office:value="25856">
            <text:p>25856</text:p>
          </table:table-cell>
          <table:table-cell office:value-type="string" office:value="140734">
            <text:p>140734</text:p>
          </table:table-cell>
          <table:table-cell office:value-type="string" office:value="188014">
            <text:p>188014</text:p>
          </table:table-cell>
          <table:table-cell office:value-type="string" office:value="47280">
            <text:p>47280</text:p>
          </table:table-cell>
          <table:table-cell office:value-type="string" office:value="183552">
            <text:p>183552</text:p>
          </table:table-cell>
          <table:table-cell office:value-type="string" office:value="156077">
            <text:p>156077</text:p>
          </table:table-cell>
          <table:table-cell office:value-type="string" office:value="133.6">
            <text:p>133.6</text:p>
          </table:table-cell>
        </table:table-row>
        <table:table-row>
          <table:table-cell office:value-type="string" office:value="2002-03">
            <text:p>2002-03</text:p>
          </table:table-cell>
          <table:table-cell office:value-type="string" office:value="328726">
            <text:p>328726</text:p>
          </table:table-cell>
          <table:table-cell office:value-type="string" office:value="305358">
            <text:p>305358</text:p>
          </table:table-cell>
          <table:table-cell office:value-type="string" office:value="69821">
            <text:p>69821</text:p>
          </table:table-cell>
          <table:table-cell office:value-type="string" office:value="24119">
            <text:p>24119</text:p>
          </table:table-cell>
          <table:table-cell office:value-type="string" office:value="17517">
            <text:p>17517</text:p>
          </table:table-cell>
          <table:table-cell office:value-type="string" office:value="41636">
            <text:p>41636</text:p>
          </table:table-cell>
          <table:table-cell office:value-type="string" office:value="10450">
            <text:p>10450</text:p>
          </table:table-cell>
          <table:table-cell office:value-type="string" office:value="3431">
            <text:p>3431</text:p>
          </table:table-cell>
          <table:table-cell office:value-type="string" office:value="13651">
            <text:p>13651</text:p>
          </table:table-cell>
          <table:table-cell office:value-type="string" office:value="27532">
            <text:p>27532</text:p>
          </table:table-cell>
          <table:table-cell office:value-type="string" office:value="11966">
            <text:p>11966</text:p>
          </table:table-cell>
          <table:table-cell office:value-type="string" office:value="22459">
            <text:p>22459</text:p>
          </table:table-cell>
          <table:table-cell office:value-type="string" office:value="34426">
            <text:p>34426</text:p>
          </table:table-cell>
          <table:table-cell office:value-type="string" office:value="131943">
            <text:p>131943</text:p>
          </table:table-cell>
          <table:table-cell office:value-type="string" office:value="173889">
            <text:p>173889</text:p>
          </table:table-cell>
          <table:table-cell office:value-type="string" office:value="41947">
            <text:p>41947</text:p>
          </table:table-cell>
          <table:table-cell office:value-type="string" office:value="183450">
            <text:p>183450</text:p>
          </table:table-cell>
          <table:table-cell office:value-type="string" office:value="154402">
            <text:p>154402</text:p>
          </table:table-cell>
          <table:table-cell office:value-type="string" office:value="131.8">
            <text:p>131.8</text:p>
          </table:table-cell>
        </table:table-row>
        <table:table-row>
          <table:table-cell office:value-type="string" office:value="2003-04">
            <text:p>2003-04</text:p>
          </table:table-cell>
          <table:table-cell office:value-type="string" office:value="328726">
            <text:p>328726</text:p>
          </table:table-cell>
          <table:table-cell office:value-type="string" office:value="305567">
            <text:p>305567</text:p>
          </table:table-cell>
          <table:table-cell office:value-type="string" office:value="69968">
            <text:p>69968</text:p>
          </table:table-cell>
          <table:table-cell office:value-type="string" office:value="24516">
            <text:p>24516</text:p>
          </table:table-cell>
          <table:table-cell office:value-type="string" office:value="17466">
            <text:p>17466</text:p>
          </table:table-cell>
          <table:table-cell office:value-type="string" office:value="41982">
            <text:p>41982</text:p>
          </table:table-cell>
          <table:table-cell office:value-type="string" office:value="10484">
            <text:p>10484</text:p>
          </table:table-cell>
          <table:table-cell office:value-type="string" office:value="3381">
            <text:p>3381</text:p>
          </table:table-cell>
          <table:table-cell office:value-type="string" office:value="13241">
            <text:p>13241</text:p>
          </table:table-cell>
          <table:table-cell office:value-type="string" office:value="27106">
            <text:p>27106</text:p>
          </table:table-cell>
          <table:table-cell office:value-type="string" office:value="11313">
            <text:p>11313</text:p>
          </table:table-cell>
          <table:table-cell office:value-type="string" office:value="14489">
            <text:p>14489</text:p>
          </table:table-cell>
          <table:table-cell office:value-type="string" office:value="25802">
            <text:p>25802</text:p>
          </table:table-cell>
          <table:table-cell office:value-type="string" office:value="140708">
            <text:p>140708</text:p>
          </table:table-cell>
          <table:table-cell office:value-type="string" office:value="189661">
            <text:p>189661</text:p>
          </table:table-cell>
          <table:table-cell office:value-type="string" office:value="48953">
            <text:p>48953</text:p>
          </table:table-cell>
          <table:table-cell office:value-type="string" office:value="183132">
            <text:p>183132</text:p>
          </table:table-cell>
          <table:table-cell office:value-type="string" office:value="155198">
            <text:p>155198</text:p>
          </table:table-cell>
          <table:table-cell office:value-type="string" office:value="134.8">
            <text:p>134.8</text:p>
          </table:table-cell>
        </table:table-row>
        <table:table-row>
          <table:table-cell office:value-type="string" office:value="2004-05">
            <text:p>2004-05</text:p>
          </table:table-cell>
          <table:table-cell office:value-type="string" office:value="328726">
            <text:p>328726</text:p>
          </table:table-cell>
          <table:table-cell office:value-type="string" office:value="305587">
            <text:p>305587</text:p>
          </table:table-cell>
          <table:table-cell office:value-type="string" office:value="69960">
            <text:p>69960</text:p>
          </table:table-cell>
          <table:table-cell office:value-type="string" office:value="24761">
            <text:p>24761</text:p>
          </table:table-cell>
          <table:table-cell office:value-type="string" office:value="17468">
            <text:p>17468</text:p>
          </table:table-cell>
          <table:table-cell office:value-type="string" office:value="42229">
            <text:p>42229</text:p>
          </table:table-cell>
          <table:table-cell office:value-type="string" office:value="10452">
            <text:p>10452</text:p>
          </table:table-cell>
          <table:table-cell office:value-type="string" office:value="3362">
            <text:p>3362</text:p>
          </table:table-cell>
          <table:table-cell office:value-type="string" office:value="13272">
            <text:p>13272</text:p>
          </table:table-cell>
          <table:table-cell office:value-type="string" office:value="27086">
            <text:p>27086</text:p>
          </table:table-cell>
          <table:table-cell office:value-type="string" office:value="10878">
            <text:p>10878</text:p>
          </table:table-cell>
          <table:table-cell office:value-type="string" office:value="14792">
            <text:p>14792</text:p>
          </table:table-cell>
          <table:table-cell office:value-type="string" office:value="25670">
            <text:p>25670</text:p>
          </table:table-cell>
          <table:table-cell office:value-type="string" office:value="140642">
            <text:p>140642</text:p>
          </table:table-cell>
          <table:table-cell office:value-type="string" office:value="191103">
            <text:p>191103</text:p>
          </table:table-cell>
          <table:table-cell office:value-type="string" office:value="50461">
            <text:p>50461</text:p>
          </table:table-cell>
          <table:table-cell office:value-type="string" office:value="182946">
            <text:p>182946</text:p>
          </table:table-cell>
          <table:table-cell office:value-type="string" office:value="155434">
            <text:p>155434</text:p>
          </table:table-cell>
          <table:table-cell office:value-type="string" office:value="135.9">
            <text:p>135.9</text:p>
          </table:table-cell>
        </table:table-row>
        <table:table-row>
          <table:table-cell office:value-type="string" office:value="2005-06">
            <text:p>2005-06</text:p>
          </table:table-cell>
          <table:table-cell office:value-type="string" office:value="328726">
            <text:p>328726</text:p>
          </table:table-cell>
          <table:table-cell office:value-type="string" office:value="306884">
            <text:p>306884</text:p>
          </table:table-cell>
          <table:table-cell office:value-type="string" office:value="71431">
            <text:p>71431</text:p>
          </table:table-cell>
          <table:table-cell office:value-type="string" office:value="24993">
            <text:p>24993</text:p>
          </table:table-cell>
          <table:table-cell office:value-type="string" office:value="17331">
            <text:p>17331</text:p>
          </table:table-cell>
          <table:table-cell office:value-type="string" office:value="42323">
            <text:p>42323</text:p>
          </table:table-cell>
          <table:table-cell office:value-type="string" office:value="10444">
            <text:p>10444</text:p>
          </table:table-cell>
          <table:table-cell office:value-type="string" office:value="3391">
            <text:p>3391</text:p>
          </table:table-cell>
          <table:table-cell office:value-type="string" office:value="13225">
            <text:p>13225</text:p>
          </table:table-cell>
          <table:table-cell office:value-type="string" office:value="27060">
            <text:p>27060</text:p>
          </table:table-cell>
          <table:table-cell office:value-type="string" office:value="10696">
            <text:p>10696</text:p>
          </table:table-cell>
          <table:table-cell office:value-type="string" office:value="14213">
            <text:p>14213</text:p>
          </table:table-cell>
          <table:table-cell office:value-type="string" office:value="24908">
            <text:p>24908</text:p>
          </table:table-cell>
          <table:table-cell office:value-type="string" office:value="141162">
            <text:p>141162</text:p>
          </table:table-cell>
          <table:table-cell office:value-type="string" office:value="192737">
            <text:p>192737</text:p>
          </table:table-cell>
          <table:table-cell office:value-type="string" office:value="51575">
            <text:p>51575</text:p>
          </table:table-cell>
          <table:table-cell office:value-type="string" office:value="182686">
            <text:p>182686</text:p>
          </table:table-cell>
          <table:table-cell office:value-type="string" office:value="155375">
            <text:p>155375</text:p>
          </table:table-cell>
          <table:table-cell office:value-type="string" office:value="136.5">
            <text:p>136.5</text:p>
          </table:table-cell>
        </table:table-row>
        <table:table-row>
          <table:table-cell office:value-type="string" office:value="2006-07">
            <text:p>2006-07</text:p>
          </table:table-cell>
          <table:table-cell office:value-type="string" office:value="328726">
            <text:p>328726</text:p>
          </table:table-cell>
          <table:table-cell office:value-type="string" office:value="307088">
            <text:p>307088</text:p>
          </table:table-cell>
          <table:table-cell office:value-type="string" office:value="71463">
            <text:p>71463</text:p>
          </table:table-cell>
          <table:table-cell office:value-type="string" office:value="25445">
            <text:p>25445</text:p>
          </table:table-cell>
          <table:table-cell office:value-type="string" office:value="17287">
            <text:p>17287</text:p>
          </table:table-cell>
          <table:table-cell office:value-type="string" office:value="42732">
            <text:p>42732</text:p>
          </table:table-cell>
          <table:table-cell office:value-type="string" office:value="10418">
            <text:p>10418</text:p>
          </table:table-cell>
          <table:table-cell office:value-type="string" office:value="3351">
            <text:p>3351</text:p>
          </table:table-cell>
          <table:table-cell office:value-type="string" office:value="13274">
            <text:p>13274</text:p>
          </table:table-cell>
          <table:table-cell office:value-type="string" office:value="27042">
            <text:p>27042</text:p>
          </table:table-cell>
          <table:table-cell office:value-type="string" office:value="10516">
            <text:p>10516</text:p>
          </table:table-cell>
          <table:table-cell office:value-type="string" office:value="15512">
            <text:p>15512</text:p>
          </table:table-cell>
          <table:table-cell office:value-type="string" office:value="26028">
            <text:p>26028</text:p>
          </table:table-cell>
          <table:table-cell office:value-type="string" office:value="139823">
            <text:p>139823</text:p>
          </table:table-cell>
          <table:table-cell office:value-type="string" office:value="192381">
            <text:p>192381</text:p>
          </table:table-cell>
          <table:table-cell office:value-type="string" office:value="52558">
            <text:p>52558</text:p>
          </table:table-cell>
          <table:table-cell office:value-type="string" office:value="182476">
            <text:p>182476</text:p>
          </table:table-cell>
          <table:table-cell office:value-type="string" office:value="155334">
            <text:p>155334</text:p>
          </table:table-cell>
          <table:table-cell office:value-type="string" office:value="137.6">
            <text:p>137.6</text:p>
          </table:table-cell>
        </table:table-row>
        <table:table-row>
          <table:table-cell office:value-type="string" office:value="2007-08">
            <text:p>2007-08</text:p>
          </table:table-cell>
          <table:table-cell office:value-type="string" office:value="328726">
            <text:p>328726</text:p>
          </table:table-cell>
          <table:table-cell office:value-type="string" office:value="307232">
            <text:p>307232</text:p>
          </table:table-cell>
          <table:table-cell office:value-type="string" office:value="71529">
            <text:p>71529</text:p>
          </table:table-cell>
          <table:table-cell office:value-type="string" office:value="25882">
            <text:p>25882</text:p>
          </table:table-cell>
          <table:table-cell office:value-type="string" office:value="17020">
            <text:p>17020</text:p>
          </table:table-cell>
          <table:table-cell office:value-type="string" office:value="42902">
            <text:p>42902</text:p>
          </table:table-cell>
          <table:table-cell office:value-type="string" office:value="10362">
            <text:p>10362</text:p>
          </table:table-cell>
          <table:table-cell office:value-type="string" office:value="3400">
            <text:p>3400</text:p>
          </table:table-cell>
          <table:table-cell office:value-type="string" office:value="13044">
            <text:p>13044</text:p>
          </table:table-cell>
          <table:table-cell office:value-type="string" office:value="26806">
            <text:p>26806</text:p>
          </table:table-cell>
          <table:table-cell office:value-type="string" office:value="10333">
            <text:p>10333</text:p>
          </table:table-cell>
          <table:table-cell office:value-type="string" office:value="14646">
            <text:p>14646</text:p>
          </table:table-cell>
          <table:table-cell office:value-type="string" office:value="24979">
            <text:p>24979</text:p>
          </table:table-cell>
          <table:table-cell office:value-type="string" office:value="141016">
            <text:p>141016</text:p>
          </table:table-cell>
          <table:table-cell office:value-type="string" office:value="195223">
            <text:p>195223</text:p>
          </table:table-cell>
          <table:table-cell office:value-type="string" office:value="54207">
            <text:p>54207</text:p>
          </table:table-cell>
          <table:table-cell office:value-type="string" office:value="182438">
            <text:p>182438</text:p>
          </table:table-cell>
          <table:table-cell office:value-type="string" office:value="155662">
            <text:p>155662</text:p>
          </table:table-cell>
          <table:table-cell office:value-type="string" office:value="138.4">
            <text:p>138.4</text:p>
          </table:table-cell>
        </table:table-row>
        <table:table-row>
          <table:table-cell office:value-type="string" office:value="2008-09">
            <text:p>2008-09</text:p>
          </table:table-cell>
          <table:table-cell office:value-type="string" office:value="328726">
            <text:p>328726</text:p>
          </table:table-cell>
          <table:table-cell office:value-type="string" office:value="307408">
            <text:p>307408</text:p>
          </table:table-cell>
          <table:table-cell office:value-type="string" office:value="71543">
            <text:p>71543</text:p>
          </table:table-cell>
          <table:table-cell office:value-type="string" office:value="26211">
            <text:p>26211</text:p>
          </table:table-cell>
          <table:table-cell office:value-type="string" office:value="16851">
            <text:p>16851</text:p>
          </table:table-cell>
          <table:table-cell office:value-type="string" office:value="43062">
            <text:p>43062</text:p>
          </table:table-cell>
          <table:table-cell office:value-type="string" office:value="10344">
            <text:p>10344</text:p>
          </table:table-cell>
          <table:table-cell office:value-type="string" office:value="3343">
            <text:p>3343</text:p>
          </table:table-cell>
          <table:table-cell office:value-type="string" office:value="12735">
            <text:p>12735</text:p>
          </table:table-cell>
          <table:table-cell office:value-type="string" office:value="26423">
            <text:p>26423</text:p>
          </table:table-cell>
          <table:table-cell office:value-type="string" office:value="10290">
            <text:p>10290</text:p>
          </table:table-cell>
          <table:table-cell office:value-type="string" office:value="14192">
            <text:p>14192</text:p>
          </table:table-cell>
          <table:table-cell office:value-type="string" office:value="24482">
            <text:p>24482</text:p>
          </table:table-cell>
          <table:table-cell office:value-type="string" office:value="141899">
            <text:p>141899</text:p>
          </table:table-cell>
          <table:table-cell office:value-type="string" office:value="195328">
            <text:p>195328</text:p>
          </table:table-cell>
          <table:table-cell office:value-type="string" office:value="53429">
            <text:p>53429</text:p>
          </table:table-cell>
          <table:table-cell office:value-type="string" office:value="182459">
            <text:p>182459</text:p>
          </table:table-cell>
          <table:table-cell office:value-type="string" office:value="156091">
            <text:p>156091</text:p>
          </table:table-cell>
          <table:table-cell office:value-type="string" office:value="137.7">
            <text:p>137.7</text:p>
          </table:table-cell>
        </table:table-row>
        <table:table-row>
          <table:table-cell office:value-type="string" office:value="2009-10">
            <text:p>2009-10</text:p>
          </table:table-cell>
          <table:table-cell office:value-type="string" office:value="328726">
            <text:p>328726</text:p>
          </table:table-cell>
          <table:table-cell office:value-type="string" office:value="307408">
            <text:p>307408</text:p>
          </table:table-cell>
          <table:table-cell office:value-type="string" office:value="71555">
            <text:p>71555</text:p>
          </table:table-cell>
          <table:table-cell office:value-type="string" office:value="26158">
            <text:p>26158</text:p>
          </table:table-cell>
          <table:table-cell office:value-type="string" office:value="17177">
            <text:p>17177</text:p>
          </table:table-cell>
          <table:table-cell office:value-type="string" office:value="43334">
            <text:p>43334</text:p>
          </table:table-cell>
          <table:table-cell office:value-type="string" office:value="10340">
            <text:p>10340</text:p>
          </table:table-cell>
          <table:table-cell office:value-type="string" office:value="3214">
            <text:p>3214</text:p>
          </table:table-cell>
          <table:table-cell office:value-type="string" office:value="12945">
            <text:p>12945</text:p>
          </table:table-cell>
          <table:table-cell office:value-type="string" office:value="26499">
            <text:p>26499</text:p>
          </table:table-cell>
          <table:table-cell office:value-type="string" office:value="10838">
            <text:p>10838</text:p>
          </table:table-cell>
          <table:table-cell office:value-type="string" office:value="16009">
            <text:p>16009</text:p>
          </table:table-cell>
          <table:table-cell office:value-type="string" office:value="26847">
            <text:p>26847</text:p>
          </table:table-cell>
          <table:table-cell office:value-type="string" office:value="139173">
            <text:p>139173</text:p>
          </table:table-cell>
          <table:table-cell office:value-type="string" office:value="189188">
            <text:p>189188</text:p>
          </table:table-cell>
          <table:table-cell office:value-type="string" office:value="50015">
            <text:p>50015</text:p>
          </table:table-cell>
          <table:table-cell office:value-type="string" office:value="182179">
            <text:p>182179</text:p>
          </table:table-cell>
          <table:table-cell office:value-type="string" office:value="155182">
            <text:p>155182</text:p>
          </table:table-cell>
          <table:table-cell office:value-type="string" office:value="135.9">
            <text:p>135.9</text:p>
          </table:table-cell>
        </table:table-row>
        <table:table-row>
          <table:table-cell office:value-type="string" office:value="2010-11">
            <text:p>2010-11</text:p>
          </table:table-cell>
          <table:table-cell office:value-type="string" office:value="328726">
            <text:p>328726</text:p>
          </table:table-cell>
          <table:table-cell office:value-type="string" office:value="307483">
            <text:p>307483</text:p>
          </table:table-cell>
          <table:table-cell office:value-type="string" office:value="71593">
            <text:p>71593</text:p>
          </table:table-cell>
          <table:table-cell office:value-type="string" office:value="26400">
            <text:p>26400</text:p>
          </table:table-cell>
          <table:table-cell office:value-type="string" office:value="17175">
            <text:p>17175</text:p>
          </table:table-cell>
          <table:table-cell office:value-type="string" office:value="43575">
            <text:p>43575</text:p>
          </table:table-cell>
          <table:table-cell office:value-type="string" office:value="10305">
            <text:p>10305</text:p>
          </table:table-cell>
          <table:table-cell office:value-type="string" office:value="3200">
            <text:p>3200</text:p>
          </table:table-cell>
          <table:table-cell office:value-type="string" office:value="12647">
            <text:p>12647</text:p>
          </table:table-cell>
          <table:table-cell office:value-type="string" office:value="26152">
            <text:p>26152</text:p>
          </table:table-cell>
          <table:table-cell office:value-type="string" office:value="10323">
            <text:p>10323</text:p>
          </table:table-cell>
          <table:table-cell office:value-type="string" office:value="14277">
            <text:p>14277</text:p>
          </table:table-cell>
          <table:table-cell office:value-type="string" office:value="24600">
            <text:p>24600</text:p>
          </table:table-cell>
          <table:table-cell office:value-type="string" office:value="141563">
            <text:p>141563</text:p>
          </table:table-cell>
          <table:table-cell office:value-type="string" office:value="197683">
            <text:p>197683</text:p>
          </table:table-cell>
          <table:table-cell office:value-type="string" office:value="56120">
            <text:p>56120</text:p>
          </table:table-cell>
          <table:table-cell office:value-type="string" office:value="182010">
            <text:p>182010</text:p>
          </table:table-cell>
          <table:table-cell office:value-type="string" office:value="155840">
            <text:p>155840</text:p>
          </table:table-cell>
          <table:table-cell office:value-type="string" office:value="139.6">
            <text:p>139.6</text:p>
          </table:table-cell>
        </table:table-row>
        <table:table-row>
          <table:table-cell office:value-type="string" office:value="2011-12">
            <text:p>2011-12</text:p>
          </table:table-cell>
          <table:table-cell office:value-type="string" office:value="328726">
            <text:p>328726</text:p>
          </table:table-cell>
          <table:table-cell office:value-type="string" office:value="307392">
            <text:p>307392</text:p>
          </table:table-cell>
          <table:table-cell office:value-type="string" office:value="71599">
            <text:p>71599</text:p>
          </table:table-cell>
          <table:table-cell office:value-type="string" office:value="26308">
            <text:p>26308</text:p>
          </table:table-cell>
          <table:table-cell office:value-type="string" office:value="17217">
            <text:p>17217</text:p>
          </table:table-cell>
          <table:table-cell office:value-type="string" office:value="43525">
            <text:p>43525</text:p>
          </table:table-cell>
          <table:table-cell office:value-type="string" office:value="10314">
            <text:p>10314</text:p>
          </table:table-cell>
          <table:table-cell office:value-type="string" office:value="3161">
            <text:p>3161</text:p>
          </table:table-cell>
          <table:table-cell office:value-type="string" office:value="12637">
            <text:p>12637</text:p>
          </table:table-cell>
          <table:table-cell office:value-type="string" office:value="26111">
            <text:p>26111</text:p>
          </table:table-cell>
          <table:table-cell office:value-type="string" office:value="10665">
            <text:p>10665</text:p>
          </table:table-cell>
          <table:table-cell office:value-type="string" office:value="14512">
            <text:p>14512</text:p>
          </table:table-cell>
          <table:table-cell office:value-type="string" office:value="25177">
            <text:p>25177</text:p>
          </table:table-cell>
          <table:table-cell office:value-type="string" office:value="140980">
            <text:p>140980</text:p>
          </table:table-cell>
          <table:table-cell office:value-type="string" office:value="195796">
            <text:p>195796</text:p>
          </table:table-cell>
          <table:table-cell office:value-type="string" office:value="54816">
            <text:p>54816</text:p>
          </table:table-cell>
          <table:table-cell office:value-type="string" office:value="181955">
            <text:p>181955</text:p>
          </table:table-cell>
          <table:table-cell office:value-type="string" office:value="155492">
            <text:p>155492</text:p>
          </table:table-cell>
          <table:table-cell office:value-type="string" office:value="138.9">
            <text:p>138.9</text:p>
          </table:table-cell>
        </table:table-row>
        <table:table-row>
          <table:table-cell office:value-type="string" office:value="2012-13">
            <text:p>2012-13</text:p>
          </table:table-cell>
          <table:table-cell office:value-type="string" office:value="328726">
            <text:p>328726</text:p>
          </table:table-cell>
          <table:table-cell office:value-type="string" office:value="307491">
            <text:p>307491</text:p>
          </table:table-cell>
          <table:table-cell office:value-type="string" office:value="71573">
            <text:p>71573</text:p>
          </table:table-cell>
          <table:table-cell office:value-type="string" office:value="26504">
            <text:p>26504</text:p>
          </table:table-cell>
          <table:table-cell office:value-type="string" office:value="17072">
            <text:p>17072</text:p>
          </table:table-cell>
          <table:table-cell office:value-type="string" office:value="43577">
            <text:p>43577</text:p>
          </table:table-cell>
          <table:table-cell office:value-type="string" office:value="10256">
            <text:p>10256</text:p>
          </table:table-cell>
          <table:table-cell office:value-type="string" office:value="3182">
            <text:p>3182</text:p>
          </table:table-cell>
          <table:table-cell office:value-type="string" office:value="12643">
            <text:p>12643</text:p>
          </table:table-cell>
          <table:table-cell office:value-type="string" office:value="26082">
            <text:p>26082</text:p>
          </table:table-cell>
          <table:table-cell office:value-type="string" office:value="11037">
            <text:p>11037</text:p>
          </table:table-cell>
          <table:table-cell office:value-type="string" office:value="15287">
            <text:p>15287</text:p>
          </table:table-cell>
          <table:table-cell office:value-type="string" office:value="26324">
            <text:p>26324</text:p>
          </table:table-cell>
          <table:table-cell office:value-type="string" office:value="139936">
            <text:p>139936</text:p>
          </table:table-cell>
          <table:table-cell office:value-type="string" office:value="194246">
            <text:p>194246</text:p>
          </table:table-cell>
          <table:table-cell office:value-type="string" office:value="54310">
            <text:p>54310</text:p>
          </table:table-cell>
          <table:table-cell office:value-type="string" office:value="182085">
            <text:p>182085</text:p>
          </table:table-cell>
          <table:table-cell office:value-type="string" office:value="155223">
            <text:p>155223</text:p>
          </table:table-cell>
          <table:table-cell office:value-type="string" office:value="138.8">
            <text:p>138.8</text:p>
          </table:table-cell>
        </table:table-row>
        <table:table-row>
          <table:table-cell office:value-type="string" office:value="2013-14">
            <text:p>2013-14</text:p>
          </table:table-cell>
          <table:table-cell office:value-type="string" office:value="328726">
            <text:p>328726</text:p>
          </table:table-cell>
          <table:table-cell office:value-type="string" office:value="307796">
            <text:p>307796</text:p>
          </table:table-cell>
          <table:table-cell office:value-type="string" office:value="71828">
            <text:p>71828</text:p>
          </table:table-cell>
          <table:table-cell office:value-type="string" office:value="26913">
            <text:p>26913</text:p>
          </table:table-cell>
          <table:table-cell office:value-type="string" office:value="16948">
            <text:p>16948</text:p>
          </table:table-cell>
          <table:table-cell office:value-type="string" office:value="43861">
            <text:p>43861</text:p>
          </table:table-cell>
          <table:table-cell office:value-type="string" office:value="10258">
            <text:p>10258</text:p>
          </table:table-cell>
          <table:table-cell office:value-type="string" office:value="3187">
            <text:p>3187</text:p>
          </table:table-cell>
          <table:table-cell office:value-type="string" office:value="12388">
            <text:p>12388</text:p>
          </table:table-cell>
          <table:table-cell office:value-type="string" office:value="25832">
            <text:p>25832</text:p>
          </table:table-cell>
          <table:table-cell office:value-type="string" office:value="10694">
            <text:p>10694</text:p>
          </table:table-cell>
          <table:table-cell office:value-type="string" office:value="14154">
            <text:p>14154</text:p>
          </table:table-cell>
          <table:table-cell office:value-type="string" office:value="24848">
            <text:p>24848</text:p>
          </table:table-cell>
          <table:table-cell office:value-type="string" office:value="141427">
            <text:p>141427</text:p>
          </table:table-cell>
          <table:table-cell office:value-type="string" office:value="200950">
            <text:p>200950</text:p>
          </table:table-cell>
          <table:table-cell office:value-type="string" office:value="59523">
            <text:p>59523</text:p>
          </table:table-cell>
          <table:table-cell office:value-type="string" office:value="181850">
            <text:p>181850</text:p>
          </table:table-cell>
          <table:table-cell office:value-type="string" office:value="155581">
            <text:p>155581</text:p>
          </table:table-cell>
          <table:table-cell office:value-type="string" office:value="142">
            <text:p>1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
		            </number:text>
      <number:currency-symbol number:language="en" number:country="US">$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
		            </number:text>
      <number:currency-symbol number:language="en" number:country="US">$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
		                    <text:sheet-name>???</text:sheet-name>
		                </text:p>
      </style:header>
      <style:header-left style:display="false"/>
      <style:footer>
        <text:p>
		                    Página
		                    <text:page-number>1</text:page-number>
		                </text:p>
      </style:footer>
      <style:footer-left style:display="false"/>
    </style:master-page>
    <style:master-page style:name="Report" style:page-layout-name="pm2">
      <style:header>
        <style:region-left>
          <text:p>
		                        <text:sheet-name>???</text:sheet-name>
		                        (
		                        <text:title>???</text:title>
		                        )
		                    </text:p>
        </style:region-left>
        <style:region-right>
          <text:p>
		                        <text:date style:data-style-name="N2" text:date-value="2008-02-18">18/02/2008</text:date>
		                        ,
		                        <text:time>00:17:06</text:time>
		                    </text:p>
        </style:region-right>
      </style:header>
      <style:header-left style:display="false"/>
      <style:footer>
        <text:p>
		                    Page
		                    <text:page-number>1</text:page-number>
		                    /
		                    <text:page-count>99</text:page-count>
		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22-01-21T16:46:10</meta:creation-date>
    <dc:date>2022-01-21T16:46:10</dc:date>
    <dc:language>en-U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